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e7b" officeooo:paragraph-rsid="000e0e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4:29:52.267000000</meta:creation-date>
    <dc:date>2023-10-30T14:38:24.912000000</dc:date>
    <meta:editing-duration>PT8M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